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HG Mincho Light J" svg:font-family="'HG Mincho Light J', msmincho"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font-name-asian="Arial" style:font-size-asian="12pt" style:font-name-complex="Arial" style:font-size-complex="12pt"/>
    </style:style>
    <style:style style:name="P2" style:family="paragraph" style:parent-style-name="Text_20_body">
      <style:paragraph-properties fo:text-align="start" style:justify-single-word="false"/>
      <style:text-properties fo:font-size="12pt" style:font-name-asian="Arial" style:font-size-asian="12pt" style:font-name-complex="Arial" style:font-size-complex="12pt"/>
    </style:style>
    <style:style style:name="P3" style:family="paragraph" style:parent-style-name="Text_20_body">
      <style:paragraph-properties fo:text-align="start" style:justify-single-word="false"/>
      <style:text-properties fo:font-size="12pt" fo:font-weight="bold" style:font-name-asian="Arial" style:font-size-asian="12pt" style:font-weight-asian="bold" style:font-name-complex="Arial" style:font-size-complex="12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fo:padding="0in" fo:border="none"/>
    </style:style>
    <style:style style:name="P6" style:family="paragraph" style:parent-style-name="Text_20_body">
      <style:paragraph-properties fo:margin-top="0in" fo:margin-bottom="0in" fo:text-align="start" style:justify-single-word="false"/>
    </style:style>
    <style:style style:name="P7" style:family="paragraph" style:parent-style-name="Text_20_body">
      <style:paragraph-properties fo:margin-top="0in" fo:margin-bottom="0in" fo:text-align="start" style:justify-single-word="false"/>
      <style:text-properties fo:font-size="12pt" style:font-name-asian="Arial" style:font-size-asian="12pt" style:font-name-complex="Arial" style:font-size-complex="12pt"/>
    </style:style>
    <style:style style:name="P8" style:family="paragraph" style:parent-style-name="Text_20_body">
      <style:paragraph-properties fo:margin-top="0in" fo:margin-bottom="0in" fo:text-align="start" style:justify-single-word="false"/>
      <style:text-properties fo:font-size="12pt" fo:font-weight="bold" style:font-name-asian="Arial" style:font-size-asian="12pt" style:font-weight-asian="bold" style:font-name-complex="Arial" style:font-size-complex="12pt"/>
    </style:style>
    <style:style style:name="P9" style:family="paragraph" style:parent-style-name="Text_20_body">
      <style:paragraph-properties fo:margin-top="0in" fo:margin-bottom="0in" fo:text-align="start" style:justify-single-word="false"/>
      <style:text-properties fo:font-size="12pt" fo:font-weight="bold" style:font-name-asian="Arial" style:font-size-asian="12pt" style:font-weight-asian="bold" style:font-name-complex="Arial" style:font-size-complex="12pt" style:font-weight-complex="bold"/>
    </style:style>
    <style:style style:name="P10" style:family="paragraph" style:parent-style-name="Text_20_body">
      <style:text-properties fo:font-size="12pt" style:text-underline-style="solid" style:text-underline-width="auto" style:text-underline-color="font-color" fo:font-weight="bold" style:font-name-asian="Arial" style:font-size-asian="12pt" style:font-weight-asian="bold" style:font-name-complex="Arial" style:font-size-complex="12pt"/>
    </style:style>
    <style:style style:name="P11" style:family="paragraph" style:parent-style-name="Text_20_body">
      <style:text-properties fo:font-size="12pt" style:text-underline-style="none" fo:font-weight="bold" style:font-name-asian="Arial" style:font-size-asian="12pt" style:font-weight-asian="bold" style:font-name-complex="Arial" style:font-size-complex="12pt" style:font-weight-complex="bold"/>
    </style:style>
    <style:style style:name="P12" style:family="paragraph" style:parent-style-name="Text_20_body">
      <style:paragraph-properties fo:text-align="start" style:justify-single-word="false"/>
      <style:text-properties fo:font-size="12pt" style:font-name-asian="Arial" style:font-size-asian="12pt" style:font-name-complex="Arial" style:font-size-complex="12pt"/>
    </style:style>
    <style:style style:name="P13" style:family="paragraph" style:parent-style-name="Text_20_body" style:master-page-name="Standard">
      <style:paragraph-properties style:page-number="auto"/>
      <style:text-properties fo:font-size="12pt" style:text-underline-style="none" fo:font-weight="bold" style:font-name-asian="Arial" style:font-size-asian="12pt" style:font-weight-asian="bold" style:font-name-complex="Arial" style:font-size-complex="12pt" style:font-weight-complex="bold"/>
    </style:style>
    <style:style style:name="T1" style:family="text">
      <style:text-properties fo:font-variant="normal" fo:text-transform="none" fo:font-size="12pt" fo:font-weight="bold" style:font-name-asian="Arial" style:font-size-asian="12pt" style:font-weight-asian="bold" style:font-name-complex="Arial" style:font-size-complex="12pt"/>
    </style:style>
    <style:style style:name="T2" style:family="text">
      <style:text-properties fo:font-size="12pt" style:font-name-asian="Arial" style:font-size-asian="12pt" style:font-name-complex="Arial" style:font-size-complex="12pt"/>
    </style:style>
    <style:style style:name="T3" style:family="text">
      <style:text-properties fo:font-size="12pt" fo:font-weight="bold" style:font-name-asian="Arial" style:font-size-asian="12pt" style:font-weight-asian="bold" style:font-name-complex="Arial" style:font-size-complex="12pt"/>
    </style:style>
    <style:style style:name="T4" style:family="text">
      <style:text-properties fo:color="#000000" style:text-line-through-style="none" fo:font-size="12pt" style:text-underline-style="none" fo:font-weight="bold" style:font-size-asian="1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autiyal Arul</text:p>
      <text:p text:style-name="P11">Schröder Jonathan</text:p>
      <text:p text:style-name="P11">PT 2 – IO Web – Quickest path finder to bookmarked location from current geolocation</text:p>
      <text:p text:style-name="P10"/>
      <text:p text:style-name="P10">Functional Specification</text:p>
      <text:p text:style-name="P1"/>
      <text:p text:style-name="P5"><text:span text:style-name="T1">1. Introduction</text:span><text:span text:style-name="T2"> </text:span></text:p>
      <text:p text:style-name="P2"/>
      <text:p text:style-name="P2"/>
      <text:p text:style-name="P4"><text:span text:style-name="T3">1.1 summary </text:span><text:span text:style-name="T2"> </text:span></text:p>
      <text:p text:style-name="P2">The aim of the project is to make a path finder for the user using GPS . The project is to be develop by Jonathan-David Schröder and Arul Nautiyal in Ecole Centrale d'Electronique in the Embedded Systems majeure 2009 as part of there course . </text:p>
      <text:p text:style-name="P2"/>
      <text:p text:style-name="P3">1.2. Requirements</text:p>
      <text:p text:style-name="P2"/>
      <text:p text:style-name="P2">The user will be provided on his Touch Screen  various options of locations where he might want to go , the Geolocalizer will provide the shortest path to his chosen destination location in real time .  </text:p>
      <text:p text:style-name="P2"/>
      <text:p text:style-name="P4"><text:span text:style-name="T3">1.3 Existing System</text:span><text:span text:style-name="T2"> </text:span></text:p>
      <text:p text:style-name="P2"/>
      <text:p text:style-name="P2">There are quite expensive and heavy applications doing the same thing for the user ,whereas in our project we are try to make a lite process application with easy interface for the user and with lesser time development time ,thus saving the time to market .  </text:p>
      <text:p text:style-name="P2"/>
      <text:p text:style-name="P4"><text:span text:style-name="T3">1.4  Terminology </text:span><text:span text:style-name="T2"> </text:span></text:p>
      <text:p text:style-name="P2"/>
      <text:p text:style-name="P2">WEB SERVER API – An Application Programming Interfaces (a set of public functions) belonging to web server callable over HTTP by sending packets with the GET or POST methods. Well known API types are XML_RPC,SOAP,REST. This PT uses one Google Geolocalition API exposing functions to get directions one geograpical set of coordinates to another and to translate functions between address “human friendly” names and geograpical coordinates in the International system way of writing.</text:p>
      <text:p text:style-name="P2">GPS Kit - a Global Positisitionning System device equipeed with the adequate electronics interfaces so as to communicate global geographical coordinates measured by that device, to other apparels.</text:p>
      <text:p text:style-name="P2">TOUCH SCREEN – Screen covered by a touch sensing layer used to identify one or more fingers' position on the the former display. We will be using the EasyPIC 5 demo board which actually has a palm-size LCD-touch-sensing-enabled screen.</text:p>
      <text:p text:style-name="P2">DATABASE - </text:p>
      <text:p text:style-name="P2"/>
      <text:p text:style-name="P4"><text:span text:style-name="T3">1.5 References</text:span><text:span text:style-name="T2"> </text:span></text:p>
      <text:p text:style-name="P2"/>
      <text:p text:style-name="P2">Google Geolocation API  </text:p>
      <text:p text:style-name="P2">PIC 24 datasheet  </text:p>
      <text:p text:style-name="P2">GPS kit  </text:p>
      <text:p text:style-name="P2"/>
      <text:p text:style-name="P3">2. Functional Description</text:p>
      <text:p text:style-name="P2"/>
      <text:p text:style-name="P2">The user is provided the predefine locations near to his present location in a Real time and ask him for the destination location . The user will be provided with the option of selecting the Search for the shortest path By car or By walk . </text:p>
      <text:p text:style-name="P2">After the user select the provided options ,he will be again ask for the final confirmation before the <text:soft-page-break/>authentic data will be send to the data base server . The server will respond in real time to the user on his touch screen . To see the data the user is again as for his final confirmation. </text:p>
      <text:p text:style-name="P2"/>
      <text:p text:style-name="P6"><text:span text:style-name="T3">USE CASE </text:span><text:span text:style-name="T2"> </text:span></text:p>
      <text:p text:style-name="P7"/>
      <text:p text:style-name="P7">1. System displays on the screen, “Destination Location ”, “Options”.<text:line-break/>2. User touches “Options”<text:line-break/>3. System displays options screen with buttons “By car ”, “By walk”, “Don`t care ”, the pre-selected option highlighted.<text:line-break/>4. System displays “Cancel” and “Ok” buttons <text:line-break/>5. User touches “By car ”<text:line-break/>6. System highlights “By car”<text:line-break/>7. User touches “Ok” </text:p>
      <text:p text:style-name="P7">8. System Send details on to the server .<text:line-break/>9. System returns output on to the  screen.<text:line-break/> <text:line-break/>Exception 1: Options- Preselected ( Predefined)  </text:p>
      <text:p text:style-name="P7"/>
      <text:p text:style-name="P6"><text:span text:style-name="T3">Note - </text:span><text:span text:style-name="T2"> </text:span></text:p>
      <text:p text:style-name="P7"/>
      <text:p text:style-name="P6"><text:span text:style-name="T2">’</text:span><text:span text:style-name="T3">Primary</text:span><text:span text:style-name="T2">’’ actor is one having a goal requiring the assistance of the system -  the User </text:span></text:p>
      <text:p text:style-name="P6"><text:span text:style-name="T2">’</text:span><text:span text:style-name="T3">Secondary</text:span><text:span text:style-name="T2">’’ actor is one from which the system needs assistance to satisfy its goal - the server (GPS)  </text:span></text:p>
      <text:p text:style-name="P7"/>
      <text:p text:style-name="P8">User Community</text:p>
      <text:p text:style-name="P7"/>
      <text:p text:style-name="P7">The Project is made as an experience in the real time path finder , after its success ,the product may be made available to the user .Moreover, the project focus on better understanding of us on the various topics rather then any thing else.  </text:p>
      <text:p text:style-name="P7"/>
      <text:p text:style-name="P8">Error Handling and security </text:p>
      <text:p text:style-name="P7"/>
      <text:p text:style-name="P7">We have the feedback system running to check any error ,if found the whole system will reset itself ,saving the user search data . We may user the HTTPS or will ask the user to put the authentic codes to access the data.  </text:p>
      <text:p text:style-name="P7"/>
      <text:p text:style-name="P8">Help and Support </text:p>
      <text:p text:style-name="P7">The project is open source and develop under the BSD license ,thus the client can get the direct help and continuous feedback and software updates from the open source communities on the web . </text:p>
      <text:p text:style-name="P7"/>
      <text:p text:style-name="P9">Portability</text:p>
      <text:p text:style-name="P7">Initially the software will be provided for the PIC24 without touch screen board  ,but in near future can also be made for other hardware interfaces. The Geololization codes and feedback system codes will be hardware independent codes and will be based on re-usability of the codes . </text:p>
      <text:p text:style-name="P7"/>
      <text:p text:style-name="P6"><text:span text:style-name="T4">Performance</text:span><text:span text:style-name="T2"><text:line-break/></text:span><text:span text:style-name="T3">Capacity - </text:span><text:span text:style-name="T2">1 request at a time for the user<text:line-break/></text:span><text:span text:style-name="T3">Response times - </text:span><text:span text:style-name="T2">real time </text:span></text:p>
      <text:p text:style-name="P7"/>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HG Mincho Light J" svg:font-family="'HG Mincho Light J', msmincho"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orphans="0" fo:widows="0" fo:hyphenation-ladder-count="no-limit" fo:text-indent="0in" style:auto-text-indent="false" style:writing-mode="lr-tb"/>
      <style:text-properties style:use-window-font-color="true" style:font-name="Arial"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asian="6pt"/>
    </style:style>
    <style:style style:name="Sender" style:family="paragraph" style:parent-style-name="Standard" style:class="extra">
      <style:paragraph-properties fo:margin-top="0in" fo:margin-bottom="0in"/>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4055in" style:type="center"/>
          <style:tab-stop style:position="6.752in" style:type="right"/>
        </style:tab-stops>
      </style:paragraph-properties>
    </style:style>
    <style:style style:name="Header" style:family="paragraph" style:parent-style-name="Standard" style:class="extra">
      <style:paragraph-properties text:number-lines="false" text:line-number="0">
        <style:tab-stops>
          <style:tab-stop style:position="3.4055in" style:type="center"/>
          <style:tab-stop style:position="6.752in" style:type="right"/>
        </style:tab-stops>
      </style:paragraph-properties>
    </style:style>
    <style:style style:name="Absatz-Standardschriftar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937in" fo:margin-bottom="0.3937in" fo:margin-left="0.7874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3T01:14:39</meta:creation-date>
    <dc:date>2009-02-03T11:03:38</dc:date>
    <meta:print-date>2113-01-01T00:00:00</meta:print-date>
    <meta:editing-cycles>8</meta:editing-cycles>
    <meta:editing-duration>PT576H03M20S</meta:editing-duration>
    <meta:generator>OpenOffice.org/3.0$Linux OpenOffice.org_project/300m14$Build-9376</meta:generator>
    <meta:document-statistic meta:table-count="0" meta:image-count="0" meta:object-count="0" meta:page-count="2" meta:paragraph-count="38" meta:word-count="744" meta:character-count="4258"/>
    <meta:user-defined meta:name="Info 1"/>
    <meta:user-defined meta:name="Info 2"/>
    <meta:user-defined meta:name="Info 3"/>
    <meta:user-defined meta:name="Info 4"/>
  </office:meta>
</office:document-meta>
</file>